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0.589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7.765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8.828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3.2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743cm" fo:break-before="auto" style:use-optimal-row-height="true"/>
    </style:style>
    <style:style style:name="ro6" style:family="table-row">
      <style:table-row-properties style:row-height="1.415cm" fo:break-before="auto" style:use-optimal-row-height="false"/>
    </style:style>
    <style:style style:name="ro7" style:family="table-row">
      <style:table-row-properties style:row-height="1.787cm" fo:break-before="auto" style:use-optimal-row-height="true"/>
    </style:style>
    <style:style style:name="ro8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9"/>
    <style:style style:name="ce3" style:family="table-cell" style:parent-style-name="Default">
      <style:table-cell-properties fo:background-color="#99ccff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background-color="#47b8b8" fo:border="0.035cm solid #000000"/>
    </style:style>
    <style:style style:name="ce7" style:family="table-cell" style:parent-style-name="Default">
      <style:table-cell-properties fo:border="0.035cm solid #000000"/>
    </style:style>
  </office:automatic-styles>
  <office:body>
    <office:spreadsheet>
      <table:table table:name="表紙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2" office:value-type="date" office:date-value="2011-12-25">
            <text:p>12月25日</text:p>
          </table:table-cell>
          <table:table-cell/>
        </table:table-row>
        <table:table-row table:style-name="ro2">
          <table:table-cell/>
          <table:table-cell table:style-name="ce1"/>
          <table:table-cell table:number-columns-repeated="2"/>
          <table:table-cell office:value-type="string">
            <text:p>増山隆</text:p>
          </table:table-cell>
          <table:table-cell office:value-type="string">
            <text:p><text:a xlink:href="mailto:mamewotoko@gmail.com">mamewotoko@gmail.com</text:a></text:p>
          </table:table-cell>
        </table:table-row>
        <table:table-row table:style-name="ro3">
          <table:table-cell/>
          <table:table-cell table:style-name="ce1" office:value-type="string">
            <text:p>まらーむ(malarm)のテストシート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1">
          <table:table-cell office:value-type="string">
            <text:p>仕様</text:p>
          </table:table-cell>
          <table:table-cell office:value-type="string">
            <text:p>サポートするAndroid APIバージョン</text:p>
          </table:table-cell>
          <table:table-cell office:value-type="string">
            <text:p>API Level 8 – 10 (2.1.x – 2.3.x)</text:p>
          </table:table-cell>
          <table:table-cell table:number-columns-repeated="3"/>
        </table:table-row>
        <table:table-row table:style-name="ro4" table:number-rows-repeated="5">
          <table:table-cell table:number-columns-repeated="6"/>
        </table:table-row>
        <table:table-row table:style-name="ro4">
          <table:table-cell office:value-type="string">
            <text:p>テスト</text:p>
          </table:table-cell>
          <table:table-cell office:value-type="string">
            <text:p>実施日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実行者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デバイス</text:p>
          </table:table-cell>
          <table:table-cell table:number-columns-repeated="4"/>
        </table:table-row>
      </table:table>
      <table:table table:name="テストシート" table:style-name="ta1" table:print="false"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row table:style-name="ro4" table:number-rows-repeated="2">
          <table:table-cell table:style-name="Default" table:number-columns-repeated="6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概要</text:p>
          </table:table-cell>
          <table:table-cell table:style-name="ce3" office:value-type="string">
            <text:p>操作</text:p>
          </table:table-cell>
          <table:table-cell table:style-name="ce3" office:value-type="string">
            <text:p>自動化可能か?</text:p>
          </table:table-cell>
          <table:table-cell table:style-name="ce3" office:value-type="string">
            <text:p>結果</text:p>
          </table:table-cell>
          <table:table-cell table:style-name="ce3" office:value-type="string">
            <text:p>備考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起動</text:p>
          </table:table-cell>
          <table:table-cell office:value-type="string">
            <text:p>アプリケーションのアイコンを押して起動することを確認する。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ウィジェット配置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アラーム動作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メモリ不足後のアラーム</text:p>
          </table:table-cell>
          <table:table-cell table:number-columns-repeated="4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メモリ不足後の状態</text:p>
          </table:table-cell>
          <table:table-cell office:value-type="string">
            <text:p>アラームをセットする</text:p>
            <text:p>ホーム画面にもどり音楽が聴こえなくなるまで他のアプリケーションを多数起動する</text:p>
            <text:p>アラームが鳴ることを確認する</text:p>
          </table:table-cell>
          <table:table-cell table:number-columns-repeated="3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バイブレーション</text:p>
          </table:table-cell>
          <table:table-cell office:value-type="string">
            <text:p>バイブレーションを有効にして、アラームをセットする</text:p>
            <text:p>電源ボタンを軽く押す</text:p>
            <text:p>アラーム時に震えることを確認する</text:p>
          </table:table-cell>
          <table:table-cell table:number-columns-repeated="2"/>
          <table:table-cell office:value-type="string">
            <text:p>現状、アラーム時には震えない。電源ボタンを押してロック画面を表示すると、震えるが放っておくと止まる。</text:p>
            <text:p>震えが止まる前にロックを解除すると震えが継続する。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設定</text:p>
          </table:table-cell>
          <table:table-cell office:value-type="string">
            <text:p>TODO: 書く</text:p>
          </table:table-cell>
          <table:table-cell table:number-columns-repeated="3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美女linuxのiframe部分</text:p>
          </table:table-cell>
          <table:table-cell office:value-type="string">
            <text:p>美女linuxを表示するように設定する</text:p>
            <text:p>下の横にスクロールしている画像をクリックしたときに、WebViewに内容が表示されることを確認する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プレイリスト</text:p>
          </table:table-cell>
          <table:table-cell office:value-type="string">
            <text:p>TODO: 書く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ckボタンで履歴を戻る</text:p>
          </table:table-cell>
          <table:table-cell office:value-type="string">
            <text:p>WebView内のリンクをクリックする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省電力</text:p>
          </table:table-cell>
          <table:table-cell office:value-type="string">
            <text:p>アプリケーションが非表示のときにコンテンツを読み込まない</text:p>
          </table:table-cell>
          <table:table-cell table:number-columns-repeated="3"/>
        </table:table-row>
        <table:table-row table:style-name="ro5">
          <table:table-cell office:value-type="float" office:value="12">
            <text:p>12</text:p>
          </table:table-cell>
          <table:table-cell/>
          <table:table-cell office:value-type="string">
            <text:p>一分後に設定して、電源ボタンを押したときにアラームが鳴る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s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1">
            <text:p>1</text:p>
          </table:table-cell>
        </table:table-row>
      </table:table>
      <table:table table:name="機能リスト" table:style-name="ta1" table:print="false">
        <table:table-column table:style-name="co10" table:default-cell-style-name="ce7"/>
        <table:table-column table:style-name="co11" table:default-cell-style-name="ce7"/>
        <table:table-row table:style-name="ro4">
          <table:table-cell table:style-name="ce6" office:value-type="string">
            <text:p>カテゴリ</text:p>
          </table:table-cell>
          <table:table-cell table:style-name="ce6" office:value-type="string">
            <text:p>機能内容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指定した時刻にwakeup.m3uの音楽をならす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アラームをセットしてから指定した時間sleep.m3uの音楽をならす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指定したWebページを下の画面に表示す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指定した時刻は24時間以内の将来の時刻と解釈す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日本語と英語のUIをサポートす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下の画面の右端、左端をダブルタップするとWebページが切り替わ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下の画面の真ん中をダブルタップするとブラウザでWebページを開く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TimePickerに現在時刻をセットするボタンがある</text:p>
          </table:table-cell>
        </table:table-row>
        <table:table-row table:style-name="ro4">
          <table:table-cell office:value-type="string">
            <text:p>基本</text:p>
          </table:table-cell>
          <table:table-cell office:value-type="string">
            <text:p>メニューに「ぶるぶるをとめる」がありバイブレーションをとめることができ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wakeup.m3uをならすときの音量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sleep.m3uをならすときの音量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下の画面に最初に表示するWebページ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TimePickerのデフォルトの時刻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sleep.m3uをならす時間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wakeup.m3u, sleep.m3uがないときに全曲を含むプレイリストを作成出来る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011/12/26</text:date>, <text:time>23:2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3T09:38:12</meta:creation-date>
    <dc:date>2011-12-26T23:28:36</dc:date>
    <meta:editing-duration>PT47M40S</meta:editing-duration>
    <meta:editing-cycles>10</meta:editing-cycles>
    <meta:generator>OpenOffice.org/3.3$Unix OpenOffice.org_project/330m20$Build-9567</meta:generator>
    <meta:document-statistic meta:table-count="3" meta:cell-count="97" meta:object-count="0"/>
  </office:meta>
</office:document-meta>
</file>